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0.95cm" fo:min-width="5.9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95cm" fo:min-width="5.9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9.1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0cm" fo:min-width="9.1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.95cm" fo:min-width="9.1cm" fo:wrap-option="wrap"/>
    </style:style>
    <style:style style:name="gr7" style:family="graphic" style:parent-style-name="objectwithoutfill">
      <style:graphic-properties draw:marker-end="Triangle_20_unfilled" draw:marker-end-width="0.6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9.1cm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0.55cm" fo:min-width="9.1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1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 fo:min-height="2.95cm" fo:min-width="8.3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2.95cm" fo:min-width="7.5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9.5cm"/>
    </style:style>
    <style:style style:name="gr17" style:family="graphic" style:parent-style-name="standard">
      <style:graphic-properties draw:fill="solid" draw:fill-color="#ffffff" draw:textarea-horizontal-align="left" draw:textarea-vertical-align="top" draw:auto-grow-height="false" fo:min-height="0.55cm" fo:min-width="9.5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95cm" fo:min-width="9.5cm" fo:wrap-option="wrap"/>
    </style:style>
    <style:style style:name="gr19" style:family="graphic" style:parent-style-name="objectwithoutfill">
      <style:graphic-properties draw:marker-end="Triangle_20_unfilled" draw:marker-end-width="0.4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7.5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0cm" fo:min-width="7.5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 fo:wrap-option="wrap"/>
    </style:style>
    <style:style style:name="gr23" style:family="graphic" style:parent-style-name="objectwithoutfill">
      <style:graphic-properties draw:marker-start="Diamond_20_unfilled" draw:marker-start-width="0.4cm" draw:marker-end="Short_20_line_20_Arrow" draw:marker-end-width="0.4cm" draw:fill="none" draw:textarea-vertical-align="middle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3.75cm" fo:min-width="6.701cm" fo:wrap-option="wrap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28" style:family="graphic" style:parent-style-name="standard">
      <style:graphic-properties draw:fill="solid" draw:fill-color="#ffffff" draw:textarea-horizontal-align="left" draw:textarea-vertical-align="top" draw:auto-grow-height="false" fo:min-height="0.95cm" fo:min-width="9.9cm"/>
    </style:style>
    <style:style style:name="gr29" style:family="graphic" style:parent-style-name="standard">
      <style:graphic-properties draw:fill="solid" draw:fill-color="#ffffff" draw:textarea-horizontal-align="left" draw:textarea-vertical-align="top" draw:auto-grow-height="false" fo:min-height="2.55cm" fo:min-width="9.9cm" fo:wrap-option="wrap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10.7cm"/>
    </style:style>
    <style:style style:name="gr31" style:family="graphic" style:parent-style-name="standard">
      <style:graphic-properties draw:fill="solid" draw:fill-color="#ffffff" draw:textarea-horizontal-align="left" draw:textarea-vertical-align="top" draw:auto-grow-height="false" fo:min-height="2.55cm" fo:min-width="10.7cm"/>
    </style:style>
    <style:style style:name="gr32" style:family="graphic" style:parent-style-name="standard">
      <style:graphic-properties draw:fill="solid" draw:fill-color="#ffffff" draw:textarea-horizontal-align="left" draw:textarea-vertical-align="top" draw:auto-grow-height="false" fo:min-height="3.95cm" fo:min-width="10.7cm" fo:wrap-option="wrap"/>
    </style:style>
    <style:style style:name="gr33" style:family="graphic" style:parent-style-name="standard">
      <style:graphic-properties draw:fill="solid" draw:fill-color="#ffffff" draw:textarea-horizontal-align="left" draw:textarea-vertical-align="top" draw:auto-grow-height="false" fo:min-height="5.15cm" fo:min-width="8.3cm"/>
    </style:style>
    <style:style style:name="gr34" style:family="graphic" style:parent-style-name="standard">
      <style:graphic-properties draw:fill="solid" draw:fill-color="#ffffff" draw:textarea-horizontal-align="left" draw:textarea-vertical-align="top" draw:auto-grow-height="false" fo:min-height="4.95cm" fo:min-width="8.3cm"/>
    </style:style>
    <style:style style:name="gr35" style:family="graphic" style:parent-style-name="standard">
      <style:graphic-properties draw:fill-color="#ffffcc" draw:textarea-horizontal-align="justify" draw:textarea-vertical-align="middle" draw:auto-grow-height="false" fo:min-height="2.151cm" fo:min-width="6.701cm" fo:wrap-option="wrap"/>
    </style:style>
    <style:style style:name="gr36" style:family="graphic" style:parent-style-name="standard">
      <style:graphic-properties draw:fill-color="#ffffcc" draw:textarea-horizontal-align="justify" draw:textarea-vertical-align="middle" draw:auto-grow-height="false" fo:min-height="1.951cm" fo:min-width="3.701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2" style:text-underline-style="none"/>
    </style:style>
    <style:style style:name="P3" style:family="paragraph">
      <style:paragraph-properties fo:text-align="justify"/>
    </style:style>
    <style:style style:name="P4" style:family="paragraph">
      <loext:graphic-properties draw:fill="solid" draw:fill-color="#ffffff"/>
      <style:paragraph-properties fo:text-align="justify"/>
      <style:text-properties style:font-name="DejaVu Sans Mono2" style:text-underline-style="none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  <style:text-properties style:font-name="DejaVu Sans Mono2" style:text-underline-style="none"/>
    </style:style>
    <style:style style:name="P7" style:family="paragraph">
      <loext:graphic-properties draw:fill="none"/>
    </style:style>
    <style:style style:name="P8" style:family="paragraph">
      <loext:graphic-properties draw:fill-color="#ffffcc"/>
      <style:paragraph-properties fo:text-align="justify"/>
      <style:text-properties fo:language="fr" fo:country="BE" style:font-size-asian="18pt" style:font-size-complex="18pt"/>
    </style:style>
    <style:style style:name="P9" style:family="paragraph">
      <loext:graphic-properties draw:fill-color="#ffffcc"/>
      <style:paragraph-properties fo:text-align="center"/>
      <style:text-properties fo:language="fr" fo:country="BE" style:font-size-asian="18pt" style:font-size-complex="18pt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style:style style:name="T3" style:family="text">
      <style:text-properties style:font-name="DejaVu Sans Mono2" fo:language="fr" fo:country="BE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12" draw:id="id12">
          <draw:custom-shape draw:style-name="gr1" draw:text-style-name="P2" draw:layer="layout" svg:width="6.4cm" svg:height="0.8cm" svg:x="0cm" svg:y="0cm">
            <text:p text:style-name="P1"><text:span text:style-name="T1">Pers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1.2cm" svg:x="0cm" svg:y="0.8cm">
            <text:p text:style-name="P3"><text:span text:style-name="T1">+ Name : String</text:span></text:p>
            <text:p text:style-name="P3"><text:span text:style-name="T2">+ Destination 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6.4cm" svg:height="1.2cm" svg:x="0cm" svg:y="2cm">
            <text:p text:style-name="P5"><text:span text:style-name="T1">+ Person(String Name, Integer </text:span><text:span text:style-name="T2">Destinatio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4" draw:text-style-name="P2" draw:layer="layout" svg:width="9.6cm" svg:height="1.2cm" svg:x="14cm" svg:y="18.6cm">
            <text:p text:style-name="P1"><text:span text:style-name="T2">&lt;&lt;Interface&gt;&gt;</text:span></text:p>
            <text:p text:style-name="P1"><text:span text:style-name="T2">IElevatorSelec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9.6cm" svg:height="0.2cm" svg:x="14cm" svg:y="1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2" draw:id="id2" draw:layer="layout" svg:width="9.6cm" svg:height="1.2cm" svg:x="14cm" svg:y="20cm">
            <text:p text:style-name="P3"><text:span text:style-name="T1">+ SendToFloor</text:span><text:span text:style-name="T2">(List&lt;Elevator&gt;, Floor Floor, DirectionType Directio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7" draw:layer="layout" svg:x1="8.8cm" svg:y1="22.8cm" svg:x2="18.8cm" svg:y2="21.2cm" draw:start-shape="id1" draw:start-glue-point="0" draw:end-shape="id2" svg:d="M8800 22800v-800h10000v-800" svg:viewBox="0 0 10001 1601">
          <text:p/>
        </draw:connector>
        <draw:g>
          <draw:custom-shape draw:style-name="gr8" draw:text-style-name="P2" xml:id="id3" draw:id="id3" draw:layer="layout" svg:width="9.6cm" svg:height="0.8cm" svg:x="14.4cm" svg:y="22.8cm">
            <text:p text:style-name="P1"><text:span text:style-name="T2">SequentialElevatorSel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9.6cm" svg:height="0.8cm" svg:x="14.4cm" svg:y="23.6cm">
            <text:p text:style-name="P3"><text:span text:style-name="T1">- CurrentIndex 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9.6cm" svg:height="1.2cm" svg:x="14.4cm" svg:y="24.4cm">
            <text:p text:style-name="P3"><text:span text:style-name="T1">+ SendToFloor</text:span><text:span text:style-name="T2">(List&lt;Elevator&gt;, Floor Floor, DirectionType Directio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7" draw:layer="layout" svg:x1="19.2cm" svg:y1="22.8cm" svg:x2="18.8cm" svg:y2="21.2cm" draw:start-shape="id3" draw:end-shape="id2" draw:end-glue-point="2" svg:d="M19200 22800v-800h-400v-800" svg:viewBox="0 0 401 1601">
          <text:p/>
        </draw:connector>
        <draw:g xml:id="id7" draw:id="id7">
          <draw:custom-shape draw:style-name="gr10" draw:text-style-name="P2" draw:layer="layout" svg:width="8.8cm" svg:height="0.8cm" svg:x="25.6cm" svg:y="11.6cm">
            <text:p text:style-name="P1"><text:span text:style-name="T2">DirectionStateBlocke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8.8cm" svg:height="0.8cm" svg:x="25.6cm" svg:y="12.4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8.8cm" svg:height="3.2cm" svg:x="25.6cm" svg:y="13.2cm">
            <text:p text:style-name="P5"><text:span text:style-name="T1">+ </text:span><text:span text:style-name="T2">DirectionStateBlocked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text:p text:style-name="P3"><text:span text:style-name="T1">- SetDirec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13" draw:text-style-name="P2" draw:layer="layout" svg:width="8cm" svg:height="0.8cm" svg:x="36cm" svg:y="11.6cm">
            <text:p text:style-name="P1"><text:span text:style-name="T2">DirectionStateD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8cm" svg:height="0.8cm" svg:x="36cm" svg:y="12.4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8cm" svg:height="3.2cm" svg:x="36cm" svg:y="13.2cm">
            <text:p text:style-name="P5"><text:span text:style-name="T1">+ </text:span><text:span text:style-name="T2">DirectionStateDown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text:p text:style-name="P3"><text:span text:style-name="T1">- SetDirec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3" draw:text-style-name="P2" draw:layer="layout" svg:width="8cm" svg:height="0.8cm" svg:x="45.6cm" svg:y="11.6cm">
            <text:p text:style-name="P1"><text:span text:style-name="T2">DirectionState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8cm" svg:height="0.8cm" svg:x="45.6cm" svg:y="12.4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8cm" svg:height="3.2cm" svg:x="45.6cm" svg:y="13.2cm">
            <text:p text:style-name="P5"><text:span text:style-name="T1">+ </text:span><text:span text:style-name="T2">DirectionStateUp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text:p text:style-name="P3"><text:span text:style-name="T1">- SetDirec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6" draw:text-style-name="P2" draw:layer="layout" svg:width="10cm" svg:height="0.8cm" svg:x="30.2cm" svg:y="19cm">
            <text:p text:style-name="P1"><text:span text:style-name="T2">DirectionStateDestinatio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0cm" svg:height="0.8cm" svg:x="30.2cm" svg:y="19.8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10cm" svg:height="3.2cm" svg:x="30.2cm" svg:y="20.6cm">
            <text:p text:style-name="P5"><text:span text:style-name="T1">+ </text:span><text:span text:style-name="T2">DirectionStateDestination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text:p text:style-name="P3"><text:span text:style-name="T1">- SetDirec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10" draw:text-style-name="P2" draw:layer="layout" svg:width="8.8cm" svg:height="0.8cm" svg:x="40.4cm" svg:y="19cm">
            <text:p text:style-name="P1"><text:span text:style-name="T2">DirectionStateWai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8.8cm" svg:height="0.8cm" svg:x="40.4cm" svg:y="19.8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8.8cm" svg:height="3.2cm" svg:x="40.4cm" svg:y="20.6cm">
            <text:p text:style-name="P5"><text:span text:style-name="T1">+ </text:span><text:span text:style-name="T2">DirectionStateWaiting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text:p text:style-name="P3"><text:span text:style-name="T1">- SetDirec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9" draw:text-style-name="P7" draw:layer="layout" draw:line-skew="-3.7cm" svg:x1="35.2cm" svg:y1="19cm" svg:x2="40cm" svg:y2="10cm" draw:start-shape="id4" draw:start-glue-point="0" draw:end-shape="id5" draw:end-glue-point="2" svg:d="M35200 19000v-8200h4800v-800" svg:viewBox="0 0 4801 9001">
          <text:p/>
        </draw:connector>
        <draw:connector draw:style-name="gr19" draw:text-style-name="P7" draw:layer="layout" svg:x1="49.6cm" svg:y1="11.6cm" svg:x2="40cm" svg:y2="10cm" draw:start-shape="id6" draw:start-glue-point="0" draw:end-shape="id5" draw:end-glue-point="2" svg:d="M49600 11600v-800h-9600v-800" svg:viewBox="0 0 9601 1601">
          <text:p/>
        </draw:connector>
        <draw:connector draw:style-name="gr19" draw:text-style-name="P7" draw:layer="layout" svg:x1="30cm" svg:y1="11.6cm" svg:x2="40cm" svg:y2="10cm" draw:start-shape="id7" draw:start-glue-point="0" draw:end-shape="id5" draw:end-glue-point="2" svg:d="M30000 11600v-800h10000v-800" svg:viewBox="0 0 10001 1601">
          <text:p/>
        </draw:connector>
        <draw:connector draw:style-name="gr19" draw:text-style-name="P7" draw:layer="layout" svg:x1="40cm" svg:y1="11.6cm" svg:x2="40cm" svg:y2="10cm" draw:start-shape="id8" draw:start-glue-point="0" draw:end-shape="id5" draw:end-glue-point="2" svg:d="M40000 11600v-1600" svg:viewBox="0 0 1 1601">
          <text:p/>
        </draw:connector>
        <draw:connector draw:style-name="gr19" draw:text-style-name="P7" draw:layer="layout" draw:line-skew="-3.7cm" svg:x1="44.8cm" svg:y1="19cm" svg:x2="40cm" svg:y2="10cm" draw:start-shape="id9" draw:start-glue-point="0" draw:end-shape="id5" draw:end-glue-point="2" svg:d="M44800 19000v-8200h-4800v-800" svg:viewBox="0 0 4801 9001">
          <text:p/>
        </draw:connector>
        <draw:g xml:id="id5" draw:id="id5">
          <draw:custom-shape draw:style-name="gr20" draw:text-style-name="P2" draw:layer="layout" svg:width="8cm" svg:height="1.2cm" svg:x="36cm" svg:y="4.8cm">
            <text:p text:style-name="P1"><text:span text:style-name="T2">&lt;&lt;abstract&gt;&gt;</text:span></text:p>
            <text:p text:style-name="P1"><text:span text:style-name="T2">DirectionStat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8cm" svg:height="0.8cm" svg:x="36cm" svg:y="6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8cm" svg:height="3.2cm" svg:x="36cm" svg:y="6.8cm">
            <text:p text:style-name="P5"><text:span text:style-name="T1">+ </text:span><text:span text:style-name="T2">DirectionState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text:p text:style-name="P3"><text:span text:style-name="T1">- SetDirec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20" draw:text-style-name="P2" draw:layer="layout" svg:width="8cm" svg:height="1.2cm" svg:x="36cm" svg:y="0cm">
            <text:p text:style-name="P1"><text:span text:style-name="T2">&lt;&lt;Interface&gt;&gt;</text:span></text:p>
            <text:p text:style-name="P1"><text:span text:style-name="T2">IDirectionSta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cm" svg:height="0.2cm" svg:x="36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8cm" svg:height="1.8cm" svg:x="36cm" svg:y="1.4cm"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9" draw:text-style-name="P7" draw:layer="layout" svg:x1="40cm" svg:y1="4.8cm" svg:x2="40cm" svg:y2="3.2cm" draw:end-shape="id10" draw:end-glue-point="2" svg:d="M40000 4800v-1600" svg:viewBox="0 0 1 1601">
          <text:p/>
        </draw:connector>
        <draw:connector draw:style-name="gr23" draw:text-style-name="P7" draw:layer="layout" svg:x1="24cm" svg:y1="1.6cm" svg:x2="36cm" svg:y2="1.6cm" draw:start-shape="id11" draw:start-glue-point="1" draw:end-shape="id10" draw:end-glue-point="3" svg:d="M24000 1600h12000" svg:viewBox="0 0 12001 1">
          <text:p/>
        </draw:connector>
        <draw:custom-shape draw:style-name="gr24" draw:text-style-name="P8" draw:layer="layout" svg:width="7.2cm" svg:height="4cm" svg:x="44.8cm" svg:y="4.8cm">
          <text:p text:style-name="P3"><text:span text:style-name="T3">SetDestination vérifie si la destination est valide et, suivant le cas, ajoute la destination ou génère une exception. Il faudra aussi que la méthode appelle SetDirection</text:span></text:p>
          <draw:enhanced-geometry svg:viewBox="0 0 21600 21600" draw:glue-points="10800 0 0 10800 10800 21600 21600 10800 ?f40 ?f41" draw:text-areas="0 0 21600 21600" draw:type="rectangular-callout" draw:modifiers="-2240.68879322316 25082.1294676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layer="layout" svg:x1="6.4cm" svg:y1="1.6cm" svg:x2="15.2cm" svg:y2="1.6cm" draw:start-shape="id12" draw:start-glue-point="1" draw:end-shape="id13" draw:end-glue-point="3" svg:d="M6400 1600h8800" svg:viewBox="0 0 8801 1">
          <text:p/>
        </draw:connector>
        <draw:connector draw:style-name="gr25" draw:layer="layout" svg:x1="7.2cm" svg:y1="4.8cm" svg:x2="15.2cm" svg:y2="3.2cm" draw:start-shape="id14" draw:start-glue-point="0" draw:end-shape="id15" draw:end-glue-point="3" svg:d="M7200 4800v-1600h8000" svg:viewBox="0 0 8001 1601">
          <text:p/>
        </draw:connector>
        <draw:connector draw:style-name="gr25" draw:layer="layout" svg:x1="3.2cm" svg:y1="3.2cm" svg:x2="3.2cm" svg:y2="4.8cm" draw:start-shape="id12" draw:start-glue-point="2" draw:end-shape="id16" svg:d="M3200 3200v1600" svg:viewBox="0 0 1 1601">
          <text:p/>
        </draw:connector>
        <draw:custom-shape draw:style-name="gr26" draw:text-style-name="P1" xml:id="id16" draw:id="id16" draw:layer="layout" svg:width="1.6cm" svg:height="1.6cm" svg:x="2.4cm" svg:y="4.8cm">
          <text:p/>
          <draw:enhanced-geometry svg:viewBox="0 0 21600 21600" draw:type="rectangle" draw:enhanced-path="M 0 0 L 21600 0 21600 21600 0 21600 0 0 Z N"/>
        </draw:custom-shape>
        <draw:connector draw:style-name="gr25" draw:layer="layout" svg:x1="19.6cm" svg:y1="11.4cm" svg:x2="19.6cm" svg:y2="12.8cm" draw:start-shape="id17" draw:start-glue-point="2" draw:end-shape="id18" draw:end-glue-point="0" svg:d="M19600 11400v1400" svg:viewBox="0 0 1 1401">
          <text:p/>
        </draw:connector>
        <draw:connector draw:style-name="gr25" draw:layer="layout" svg:x1="5.6cm" svg:y1="12.6cm" svg:x2="13.6cm" svg:y2="15.2cm" draw:start-shape="id19" draw:start-glue-point="2" draw:end-shape="id20" draw:end-glue-point="3" svg:d="M5600 12600v2600h8000" svg:viewBox="0 0 8001 2601">
          <text:p/>
        </draw:connector>
        <draw:custom-shape draw:style-name="gr26" draw:text-style-name="P1" xml:id="id18" draw:id="id18" draw:layer="layout" svg:width="1.6cm" svg:height="1.6cm" svg:x="18.8cm" svg:y="12.8cm">
          <text:p/>
          <draw:enhanced-geometry svg:viewBox="0 0 21600 21600" draw:type="rectangle" draw:enhanced-path="M 0 0 L 21600 0 21600 21600 0 21600 0 0 Z N"/>
        </draw:custom-shape>
        <draw:connector draw:style-name="gr25" draw:layer="layout" svg:x1="18.8cm" svg:y1="17.6cm" svg:x2="18.8cm" svg:y2="18.6cm" draw:start-shape="id20" draw:start-glue-point="2" draw:end-shape="id21" draw:end-glue-point="0" svg:d="M18800 17600v1000" svg:viewBox="0 0 1 1001">
          <text:p/>
        </draw:connector>
        <draw:g xml:id="id20" draw:id="id20">
          <draw:custom-shape draw:style-name="gr27" draw:text-style-name="P2" draw:layer="layout" svg:width="10.4cm" svg:height="0.8cm" svg:x="13.6cm" svg:y="12.8cm">
            <text:p text:style-name="P1"><text:span text:style-name="T1">ElevatorControlle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10.4cm" svg:height="1.2cm" svg:x="13.6cm" svg:y="13.6cm">
            <text:p text:style-name="P3"><text:span text:style-name="T1">- </text:span><text:span text:style-name="T2">ElevatorSelector : IElevatorSelector</text:span></text:p>
            <text:p text:style-name="P3"><text:span text:style-name="T2">- Elevators : List&lt;Elevator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6" draw:layer="layout" svg:width="10.4cm" svg:height="2.8cm" svg:x="13.6cm" svg:y="14.8cm">
            <text:p text:style-name="P5"><text:span text:style-name="T1">+ ElevatorController(</text:span><text:span text:style-name="T2">Integer NbElevators, Integer NbFloors</text:span><text:span text:style-name="T1">)</text:span></text:p>
            <text:p text:style-name="P5"><text:span text:style-name="T1">+ RequestElevator(Floor Floor, </text:span><text:span text:style-name="T2">DirectionType Direction</text:span><text:span text:style-name="T1">)</text:span></text:p>
            <text:p text:style-name="P5"><text:span text:style-name="T1">+ Rese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1" xml:id="id14" draw:id="id14" draw:layer="layout" svg:width="1.6cm" svg:height="1.6cm" svg:x="6.4cm" svg:y="4.8cm">
          <text:p/>
          <draw:enhanced-geometry svg:viewBox="0 0 21600 21600" draw:type="rectangle" draw:enhanced-path="M 0 0 L 21600 0 21600 21600 0 21600 0 0 Z N"/>
        </draw:custom-shape>
        <draw:g xml:id="id19" draw:id="id19">
          <draw:custom-shape draw:style-name="gr30" draw:text-style-name="P2" draw:layer="layout" svg:width="11.2cm" svg:height="0.8cm" svg:x="0cm" svg:y="4.8cm">
            <text:p text:style-name="P1"><text:span text:style-name="T1">Floo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11.2cm" svg:height="2.8cm" svg:x="0cm" svg:y="5.6cm">
            <text:p text:style-name="P3"><text:span text:style-name="T1">+ Level : Integer</text:span></text:p>
            <text:p text:style-name="P3"><text:span text:style-name="T2">- WaitingPersons : List&lt;Person&gt;</text:span></text:p>
            <text:p text:style-name="P3"><text:span text:style-name="T2">+ CallUp : Boolean</text:span></text:p>
            <text:p text:style-name="P3"><text:span text:style-name="T2">+ CallDown : Boolean</text:span></text:p>
            <text:p text:style-name="P3"><text:span text:style-name="T2">- ElevatorController : Elevator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6" draw:layer="layout" svg:width="11.2cm" svg:height="4.2cm" svg:x="0cm" svg:y="8.4cm">
            <text:p text:style-name="P5"><text:span text:style-name="T1">+ Floor(Integer Level, </text:span><text:span text:style-name="T2">ElevatorController ElevatorController</text:span><text:span text:style-name="T1">)</text:span></text:p>
            <text:p text:style-name="P5"><text:span text:style-name="T1">+ AddPerson(Person NewPerson)</text:span></text:p>
            <text:p text:style-name="P5"><text:span text:style-name="T1">+ GetPersons(Integer Max, </text:span><text:span text:style-name="T2">DirectionType Direction) : List&lt;Person&gt;</text:span></text:p>
            <text:p text:style-name="P5"><text:span text:style-name="T1">+ GetNb</text:span><text:span text:style-name="T2">WaitingPersonsDown</text:span><text:span text:style-name="T1">() : Integer</text:span></text:p>
            <text:p text:style-name="P5"><text:span text:style-name="T1">+ GetNb</text:span><text:span text:style-name="T2">WaitingPersonsUp</text:span><text:span text:style-name="T1">() : Integer</text:span></text:p>
            <text:p text:style-name="P5"><text:span text:style-name="T2">+ Rese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1" xml:id="id13" draw:id="id13" draw:layer="layout" svg:width="1.6cm" svg:height="1.6cm" svg:x="15.2cm" svg:y="0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5" draw:id="id15" draw:layer="layout" svg:width="1.6cm" svg:height="1.6cm" svg:x="15.2cm" svg:y="2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1" draw:id="id11" draw:layer="layout" svg:width="1.6cm" svg:height="1.6cm" svg:x="22.4cm" svg:y="0.8cm">
          <text:p/>
          <draw:enhanced-geometry svg:viewBox="0 0 21600 21600" draw:type="rectangle" draw:enhanced-path="M 0 0 L 21600 0 21600 21600 0 21600 0 0 Z N"/>
        </draw:custom-shape>
        <draw:g xml:id="id17" draw:id="id17">
          <draw:custom-shape draw:style-name="gr10" draw:text-style-name="P2" draw:layer="layout" svg:width="8.8cm" svg:height="0.8cm" svg:x="15.2cm" svg:y="0cm">
            <text:p text:style-name="P1"><text:span text:style-name="T1">Elevator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8.8cm" svg:height="5.4cm" svg:x="15.2cm" svg:y="0.8cm">
            <text:p text:style-name="P3"><text:span text:style-name="T2">+ Capacity : Integer</text:span></text:p>
            <text:p text:style-name="P3"><text:span text:style-name="T1">+ CurentLevel : Integer</text:span></text:p>
            <text:p text:style-name="P3"><text:span text:style-name="T2">- Destinations : Floor[]</text:span></text:p>
            <text:p text:style-name="P3"><text:span text:style-name="T2">- Direction : DirectionType</text:span></text:p>
            <text:p text:style-name="P3"><text:span text:style-name="T2">- Passengers : List&lt;Person&gt;</text:span></text:p>
            <text:p text:style-name="P3"><text:span text:style-name="T2">- State : IDirectionState</text:span></text:p>
            <text:p text:style-name="P3"><text:span text:style-name="T2">+ TotalDistance : Integer</text:span></text:p>
            <text:p text:style-name="P3"><text:span text:style-name="T2">+ TotalPersonsDown : Integer</text:span></text:p>
            <text:p text:style-name="P3"><text:span text:style-name="T2">+ TotalPersonsUp : Integer</text:span></text:p>
            <text:p text:style-name="P3"><text:span text:style-name="T2">+ TotalStop 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8.8cm" svg:height="5.2cm" svg:x="15.2cm" svg:y="6.2cm">
            <text:p text:style-name="P3"><text:span text:style-name="T1">+ Elevator(Integer NbFloors)</text:span></text:p>
            <text:p text:style-name="P3"><text:span text:style-name="T1">+ Act()</text:span></text:p>
            <text:p text:style-name="P3"><text:span text:style-name="T1">- AddPassenger(Person Passenger)</text:span></text:p>
            <text:p text:style-name="P3"><text:span text:style-name="T1">+ GetDirection() : </text:span><text:span text:style-name="T2">DirectionType</text:span></text:p>
            <text:p text:style-name="P3"><text:span text:style-name="T1">+ GetNb</text:span><text:span text:style-name="T2">Person</text:span><text:span text:style-name="T1">s() : Integer</text:span></text:p>
            <text:p text:style-name="P3"><text:span text:style-name="T1">+ IsBlocked() : Boolean</text:span></text:p>
            <text:p text:style-name="P3"><text:span text:style-name="T1">+ IsInDestination : Boolean</text:span></text:p>
            <text:p text:style-name="P3"><text:span text:style-name="T1">- RemovePassengers(Integer Level)</text:span></text:p>
            <text:p text:style-name="P3"><text:span text:style-name="T1">+ Reset()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5" draw:text-style-name="P8" draw:layer="layout" svg:width="7.2cm" svg:height="2.4cm" svg:x="28cm" svg:y="4.8cm">
          <text:p text:style-name="P3"><text:span text:style-name="T3">Act appelle SetDirection. Lors de la redéfinition de Act, il faudra exécuter la méthode du parent.</text:span></text:p>
          <draw:enhanced-geometry svg:viewBox="0 0 21600 21600" draw:glue-points="10800 0 0 10800 10800 21600 21600 10800 ?f40 ?f41" draw:text-areas="0 0 21600 21600" draw:type="rectangular-callout" draw:modifiers="24023.6633800861 29174.843815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9" draw:layer="layout" svg:width="4.2cm" svg:height="2.2cm" svg:x="25.6cm" svg:y="20.8cm">
          <text:p text:style-name="P1"><text:span text:style-name="T3">SetDirection donnera toujours “à l'arrêt”</text:span></text:p>
          <draw:enhanced-geometry svg:viewBox="0 0 21600 21600" draw:glue-points="10800 0 0 10800 10800 21600 21600 10800 ?f40 ?f41" draw:text-areas="0 0 21600 21600" draw:type="rectangular-callout" draw:modifiers="6591.57343489645 -43651.4311676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9" draw:layer="layout" svg:width="4.2cm" svg:height="2.2cm" svg:x="25.6cm" svg:y="17.8cm">
          <text:p text:style-name="P1"><text:span text:style-name="T3">SetDestination générera toujours une exception</text:span></text:p>
          <draw:enhanced-geometry svg:viewBox="0 0 21600 21600" draw:glue-points="10800 0 0 10800 10800 21600 21600 10800 ?f40 ?f41" draw:text-areas="0 0 21600 21600" draw:type="rectangular-callout" draw:modifiers="12334.7774339443 -13081.6901408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" draw:id="id1">
          <draw:custom-shape draw:style-name="gr8" draw:text-style-name="P2" draw:layer="layout" svg:width="9.6cm" svg:height="0.8cm" svg:x="4cm" svg:y="22.8cm">
            <text:p text:style-name="P1"><text:span text:style-name="T2">RandomElevatorSel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9.6cm" svg:height="0.8cm" svg:x="4cm" svg:y="23.6cm">
            <text:p text:style-name="P3"><text:span text:style-name="T1">- Random : Rand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9.6cm" svg:height="1.2cm" svg:x="4cm" svg:y="24.4cm">
            <text:p text:style-name="P3"><text:span text:style-name="T1">+ SendToFloor</text:span><text:span text:style-name="T2">(List&lt;Elevator&gt;, Floor Floor, DirectionType Directio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6cm" fo:page-height="2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8H41M9S</meta:editing-duration>
    <meta:editing-cycles>70</meta:editing-cycles>
    <meta:generator>LibreOffice/4.4.3.2$Windows_x86 LibreOffice_project/88805f81e9fe61362df02b9941de8e38a9b5fd16</meta:generator>
    <dc:date>2015-05-11T12:07:10.359000000</dc:date>
    <meta:document-statistic meta:object-count="81"/>
    <meta:template xlink:type="simple" xlink:actuate="onRequest" xlink:title="Diagramme" xlink:href="../../../../../../AppData/Roaming/LibreOffice/4/user/template/Diagramme.otg" meta:date="2015-01-19T18:30:28.143000000"/>
  </office:meta>
</office:document-meta>
</file>